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326.49pt"/>
    </style:style>
    <style:style style:name="co5" style:family="table-column">
      <style:table-column-properties fo:break-before="auto" style:column-width="302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ackground-color="#ffff6d"/>
    </style:style>
    <style:style style:name="T2" style:family="text">
      <style:text-properties fo:font-size="12pt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25" office:value-type="string" calcext:value-type="string" table:number-columns-spanned="1" table:number-rows-spanned="4">
            <text:p>Regression</text:p>
          </table:table-cell>
          <table:table-cell/>
          <table:table-cell table:style-name="ce32" office:value-type="string" calcext:value-type="string">
            <text:p>DATASET</text:p>
          </table:table-cell>
          <table:table-cell table:style-name="ce32" office:value-type="string" calcext:value-type="string">
            <text:p>GOAL</text:p>
          </table:table-cell>
          <table:table-cell table:style-name="ce32" office:value-type="string" calcext:value-type="string">
            <text:p>FILE</text:p>
          </table:table-cell>
          <table:table-cell table:number-columns-repeated="1019"/>
        </table:table-row>
        <table:table-row table:style-name="ro1">
          <table:covered-table-cell/>
          <table:table-cell table:style-name="ce28" office:value-type="string" calcext:value-type="string" table:number-columns-spanned="1" table:number-rows-spanned="3">
            <text:p>Simple Linear</text:p>
          </table:table-cell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<text:a xlink:href="https://raw.githubusercontent.com/Gurubux/Udemy-ML/master/Machine_Learning_A-Z/Part2-Regression/Section4-Simple_Linear_Regression/Simple_Linear_Regression/Salary_Data.csv" xlink:type="simple">Salary Data</text:a></text:p>
          </table:table-cell>
          <table:table-cell table:style-name="ce35" office:value-type="string" calcext:value-type="string">
            <text:p>To predict SALARY based on YearsExperience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Automobile Data</text:p>
          </table:table-cell>
          <table:table-cell office:value-type="string" calcext:value-type="string">
            <text:p>To predict Automobile PRICE based on 'horsepower' and then based on 'engine-size', 'length', 'width'</text:p>
          </table:table-cell>
          <table:table-cell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cks</text:p>
          </table:table-cell>
          <table:table-cell office:value-type="string" calcext:value-type="string">
            <text:p>Predicting Stock price</text:p>
          </table:table-cell>
          <table:table-cell office:value-type="string" calcext:value-type="string">
            <text:p><text:a xlink:href="https://programmingforfinance.com/2018/01/predicting-stock-prices-with-linear-regression/" xlink:type="simple">predicting-stock-prices-with-linear-regression</text:a> <text:a xlink:href="https://github.com/channeladam/MOOCs/blob/master/SchoolOfAI/DataLit/Week06/DataLit_W6_7_MidTerm_Stock_Linear_Regression.ipynb" xlink:type="simple">One</text:a> <text:a xlink:href="https://github.com/AkshaysNimbalkar/DataLit/blob/master/Week6-Midterm/Midterm_Assignment.ipynb" xlink:type="simple">Two</text:a> <text:a xlink:href="https://github.com/Shah-Jainam/Stock-Prediction-using-Regression/blob/master/stock%20pred.py" xlink:type="simple">Three</text:a> <text:a xlink:href="https://github.com/namratesh/WIkipedia-stock-market-prediction/blob/master/wiki%20stock%20prediction.ipynb" xlink:type="simple">Four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calcext:value-type="string">
            <text:p>Polynomial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6"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19"/>
        </table:table-row>
        <table:table-row table:style-name="ro1">
          <table:table-cell/>
          <table:table-cell table:style-name="ce29"/>
          <table:table-cell table:number-columns-repeated="2"/>
          <table:table-cell table:style-name="ce36"/>
          <table:table-cell table:number-columns-repeated="1019"/>
        </table:table-row>
        <table:table-row table:style-name="ro1">
          <table:table-cell/>
          <table:table-cell table:style-name="ce29" office:value-type="string" calcext:value-type="string">
            <text:p>SVR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6"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calcext:value-type="string">
            <text:p>Non-Linear</text:p>
          </table:table-cell>
          <table:table-cell office:value-type="string" calcext:value-type="string">
            <text:p><text:a xlink:href="https://s3-api.us-geo.objectstorage.softlayer.net/cf-courses-data/CognitiveClass/ML0101ENv3/labs/china_gdp.csv" xlink:type="simple">china_gdp</text:a></text:p>
          </table:table-cell>
          <table:table-cell office:value-type="string" calcext:value-type="string">
            <text:p>To predict China’s annual gross domestic income</text:p>
          </table:table-cell>
          <table:table-cell office:value-type="string" calcext:value-type="string">
            <text:p><text:a xlink:href="https://github.com/Gurubux/CognitiveClass-ML/blob/master/Course/3-Regression/3.6Non-LinearRegression/CC_3_6_NonLinearRegression.ipynb" xlink:type="simple">CC_3_6_NonLinearRegression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calcext:value-type="string">
            <text:p>Decision Tree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calcext:value-type="string">
            <text:p>Random Forest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 table:number-columns-spanned="1" table:number-rows-spanned="4">
            <text:p>Multiple Linear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ThaWeatherman/scrapers/master/boardgamegeek/games.csv" xlink:type="simple">games</text:a></text:p>
          </table:table-cell>
          <table:table-cell office:value-type="string" calcext:value-type="string">
            <text:p>Board Game Review Prediction</text:p>
          </table:table-cell>
          <table:table-cell office:value-type="string" calcext:value-type="string">
            <text:p><text:a xlink:href="https://github.com/Gurubux/CognitiveClass-ML/blob/master/Course/3-Regression/3.3MultipleLinearRegression/Board_Game_Review_Prediction__SimpleANDMultipleRegression.ipynb" xlink:type="simple">Board_Game_Review_Prediction__SimpleANDMultipleRegress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Gurubux/Udemy-ML/master/Machine_Learning_A-Z/Part2-Regression/Section5-Multiple_Linear_Regression/Multiple_Linear_Regression/50_Startups.csv" xlink:type="simple">50_Startups.csv</text:a></text:p>
          </table:table-cell>
          <table:table-cell office:value-type="string" calcext:value-type="string">
            <text:p>To Predict Startup Profits</text:p>
          </table:table-cell>
          <table:table-cell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mouse</text:p>
          </table:table-cell>
          <table:table-cell office:value-type="string" calcext:value-type="string">
            <text:p>To Predict Mouse size</text:p>
          </table:table-cell>
          <table:table-cell office:value-type="string" calcext:value-type="string">
            <text:p><text:a xlink:href="https://github.com/Gurubux/StatQuest/blob/master/MultipleLinearRegression/SQ_MultipleLinearRegression_OLS_fvalue_fpvalue.ipynb" xlink:type="simple">SQ_MultipleLinearRegression_OLS_fvalue_fpvalue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Multiple Types</text:p>
          </table:table-cell>
          <table:table-cell table:style-name="ce33" office:value-type="string" calcext:value-type="string">
            <text:p>HouseSalesPred Data</text:p>
          </table:table-cell>
          <table:table-cell office:value-type="string" calcext:value-type="string">
            <text:p>To Predict House Sale prices</text:p>
          </table:table-cell>
          <table:table-cell table:style-name="ce37" office:value-type="string" calcext:value-type="string">
            <text:p><text:a xlink:href="https://www.kaggle.com/pmarcelino/comprehensive-data-exploration-with-python" xlink:type="simple">1</text:a> <text:a xlink:href="https://www.kaggle.com/dgawlik/house-prices-eda" xlink:type="simple">2</text:a> <text:a xlink:href="https://www.kaggle.com/juliencs/a-study-on-regression-applied-to-the-ames-dataset/notebook" xlink:type="simple">3</text:a> <text:a xlink:href="https://www.kaggle.com/apapiu/regularized-linear-models" xlink:type="simple">4</text:a> <text:a xlink:href="https://www.kaggle.com/serigne/stacked-regressions-top-4-on-leaderboard/data" xlink:type="simple">5</text:a> <text:a xlink:href="https://www.kaggle.com/hamzaben/tuned-random-forest-lasso-and-xgboost-regressors/data" xlink:type="simple">6</text:a> <text:span text:style-name="T2"><text:a xlink:href="https://www.hackerearth.com/practice/machine-learning/machine-learning-projects/python-project/tutorial/" xlink:type="simple">Link2</text:a>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 table:number-columns-spanned="1" table:number-rows-spanned="3">
            <text:p><text:span text:style-name="T5">Ridge, </text:span>Lasso, Elastic-Net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table:number-columns-repeated="1019"/>
        </table:table-row>
        <table:table-row table:style-name="ro3">
          <table:table-cell/>
          <table:covered-table-cell/>
          <table:table-cell office:value-type="string" calcext:value-type="string">
            <text:p>Boston Housing Dataset</text:p>
          </table:table-cell>
          <table:table-cell office:value-type="string" calcext:value-type="string">
            <text:p>To Predict Price</text:p>
          </table:table-cell>
          <table:table-cell office:value-type="string" calcext:value-type="string">
            <text:p><text:span text:style-name="T6"><text:a xlink:href="https://github.com/Gurubux/StatQuest/blob/master/Regularization-Ridge-Lasso-ElasticNet/Ridge/Ridge.ipynb" xlink:type="simple">Ridge.ipynb</text:a></text:span></text:p>
            <text:p><text:span text:style-name="T6"><text:a xlink:href="https://github.com/Gurubux/StatQuest/blob/master/Regularization-Ridge-Lasso-ElasticNet/Lasso/Lasso.ipynb" xlink:type="simple">Lasso.ipynb</text:a></text:span></text:p>
            <text:p><text:span text:style-name="T6"><text:a xlink:href="https://github.com/Gurubux/StatQuest/blob/master/Regularization-Ridge-Lasso-ElasticNet/Elastic_net/Elastic-Net.ipynb" xlink:type="simple">Elastic-Net.ipynb</text:a></text:span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Goods Sales Dataset</text:p>
          </table:table-cell>
          <table:table-cell office:value-type="string" calcext:value-type="string">
            <text:p>To Predict Item_Outlet_Sales</text:p>
          </table:table-cell>
          <table:table-cell office:value-type="string" calcext:value-type="string">
            <text:p><text:a xlink:href="https://github.com/Gurubux/StatQuest/blob/master/Regularization-Ridge-Lasso-ElasticNet/Ridge_Lasso_Elastic_net.ipynb" xlink:type="simple">Ridge_Lasso_Elastic_ne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9"/>
          <table:table-cell table:style-name="ce34" office:value-type="string" calcext:value-type="string">
            <text:p><text:span text:style-name="T2"><text:a xlink:href="https://www.kaggle.com/c/new-york-city-taxi-fare-prediction/kernels?sortBy=voteCount&amp;group=everyone&amp;pageSize=20&amp;competitionId=10170" xlink:type="simple">New York City Taxi Fare Prediction</text:a>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34" office:value-type="string" calcext:value-type="string">
            <text:p><text:span text:style-name="T2"><text:a xlink:href="https://www.kaggle.com/mehdidag/black-friday/kernels?sortBy=voteCount&amp;group=everyone&amp;pageSize=20&amp;datasetId=38809" xlink:type="simple">Black Friday</text:a></text:span>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31"/>
          <table:table-cell table:style-name="ce2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 table:number-columns-spanned="1" table:number-rows-spanned="4">
            <text:p>Classification</text:p>
          </table:table-cell>
          <table:table-cell office:value-type="string" calcext:value-type="string">
            <text:p>SVM Classification</text:p>
          </table:table-cell>
          <table:table-cell table:number-columns-repeated="2"/>
          <table:table-cell office:value-type="string" calcext:value-type="string">
            <text:p><text:a xlink:href="https://github.com/llSourcell/Classifying_Data_Using_a_Support_Vector_Machine/blob/master/support_vector_machine_lesson.ipynb" xlink:type="simple">support_vector_machine_lesson.ipynb</text:a>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29" office:value-type="string" calcext:value-type="string">
            <text:p>Parameter Selection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o Classify </text:p>
          </table:table-cell>
          <table:table-cell office:value-type="string" calcext:value-type="string">
            <text:p><text:a xlink:href="https://nbviewer.jupyter.org/github/Gurubux/StatQuest/blob/master/GridSearchCV_RandomizedSearchCV/08_grid_searchnew.ipynb" xlink:type="simple">08_grid_searchnew.ipynb</text:a>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10:40:38.2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39.219000000</meta:creation-date>
    <meta:generator>LibreOffice/6.2.4.2$Windows_X86_64 LibreOffice_project/2412653d852ce75f65fbfa83fb7e7b669a126d64</meta:generator>
    <dc:date>2019-06-24T23:25:01.788000000</dc:date>
    <meta:editing-duration>P2DT2H59M36S</meta:editing-duration>
    <meta:editing-cycles>13</meta:editing-cycles>
    <meta:document-statistic meta:table-count="1" meta:cell-count="76" meta:object-count="0"/>
  </office:meta>
</office:document-meta>
</file>